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7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8" style:family="paragraph" style:parent-style-name="Standard">
      <style:paragraph-properties fo:text-align="start" style:justify-single-word="false"/>
      <style:text-properties officeooo:rsid="000eb64f" officeooo:paragraph-rsid="000eb64f"/>
    </style:style>
    <style:style style:name="P9" style:family="paragraph" style:parent-style-name="Standard">
      <style:paragraph-properties fo:text-align="center" style:justify-single-word="false"/>
      <style:text-properties officeooo:rsid="000eb64f" officeooo:paragraph-rsid="000eb64f"/>
    </style:style>
    <style:style style:name="P10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11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T1" style:family="text">
      <style:text-properties officeooo:rsid="000c8f84"/>
    </style:style>
    <style:style style:name="T2" style:family="text">
      <style:text-properties officeooo:rsid="000dbda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2</text:span>:</text:p>
      <text:p text:style-name="P7">Focal <text:span text:style-name="T2">Length</text:span> of a Lens</text:p>
      <text:p text:style-name="P4">Background: </text:p>
      <text:p text:style-name="P8">The Lens Equation states</text:p>
      <text:p text:style-name="P9"><draw:frame draw:style-name="fr1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8">where F is focal length, O is object distance and i is image distance.</text:p>
      <text:p text:style-name="P8"/>
      <text:p text:style-name="P10">In this experiement, the focal length of a lens will be determined using linearization of data techniques.</text:p>
      <text:p text:style-name="P10"/>
      <text:p text:style-name="P3"/>
      <text:p text:style-name="P2"/>
      <text:p text:style-name="P5">Materials you will need:</text:p>
      <text:p text:style-name="P6"/>
      <text:p text:style-name="P11">1 optical rail</text:p>
      <text:p text:style-name="P11">1 object stand</text:p>
      <text:p text:style-name="P11">1 lens in lens holder</text:p>
      <text:p text:style-name="P11">1 white viewing screen</text:p>
      <text:p text:style-name="P11">3 optical rail clip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09T07:39:30.978877112</dc:date>
    <dc:creator>Jonas Williamson</dc:creator>
    <meta:editing-duration>PT8M12S</meta:editing-duration>
    <meta:editing-cycles>10</meta:editing-cycles>
    <meta:generator>LibreOffice/4.2.8.2$Linux_X86_64 LibreOffice_project/420$Build-2</meta:generator>
    <meta:document-statistic meta:table-count="0" meta:image-count="0" meta:object-count="1" meta:page-count="1" meta:paragraph-count="13" meta:word-count="67" meta:character-count="365" meta:non-whitespace-character-count="310"/>
  </office:meta>
</office:document-meta>
</file>

<file path=Object 1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